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34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vertical-align="top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osexcel" table:style-name="ta1">
        <table:shapes>
          <draw:frame draw:z-index="0" draw:style-name="gr1" draw:text-style-name="P1" svg:width="160.04mm" svg:height="89.75mm" svg:x="21.95mm" svg:y="112.32mm">
            <loext:p draw:notify-on-update-of-ranges="datosexcel.C18:datosexcel.C25 datosexcel.D18:datosexcel.D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4mm" svg:height="89.74mm" svg:x="158.01mm" svg:y="112.61mm">
            <loext:p draw:notify-on-update-of-ranges="datosexcel.F18:datosexcel.F25 datosexcel.G18:datosexcel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1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1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6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57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21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21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aralelo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0.002" calcext:value-type="float">
            <text:p>0,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.204" calcext:value-type="float">
            <text:p>0,204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500s</text:p>
          </table:table-cell>
          <table:table-cell office:value-type="float" office:value="200" calcext:value-type="float">
            <text:p>200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0.228" calcext:value-type="float">
            <text:p>0,228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94s</text:p>
          </table:table-cell>
          <table:table-cell office:value-type="float" office:value="300" calcext:value-type="float">
            <text:p>300</text:p>
          </table:table-cell>
          <table:table-cell office:value-type="float" office:value="0.061" calcext:value-type="float">
            <text:p>0,061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2" office:value-type="float" office:value="0.309" calcext:value-type="float">
            <text:p>0,309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office:value-type="float" office:value="400" calcext:value-type="float">
            <text:p>400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2" office:value-type="float" office:value="0.562" calcext:value-type="float">
            <text:p>0,562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2" office:value-type="float" office:value="0.972" calcext:value-type="float">
            <text:p>0,97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.042s</text:p>
          </table:table-cell>
          <table:table-cell office:value-type="float" office:value="600" calcext:value-type="float">
            <text:p>600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office:value-type="float" office:value="2.088" calcext:value-type="float">
            <text:p>2,088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041s</text:p>
          </table:table-cell>
          <table:table-cell office:value-type="float" office:value="700" calcext:value-type="float">
            <text:p>700</text:p>
          </table:table-cell>
          <table:table-cell office:value-type="float" office:value="1.975" calcext:value-type="float">
            <text:p>1,975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2"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office:value-type="float" office:value="800" calcext:value-type="float">
            <text:p>800</text:p>
          </table:table-cell>
          <table:table-cell office:value-type="float" office:value="3.385" calcext:value-type="float">
            <text:p>3,385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2" office:value-type="float" office:value="5.773" calcext:value-type="float">
            <text:p>5,773</text:p>
          </table:table-cell>
        </table:table-row>
        <table:table-row table:style-name="ro1">
          <table:table-cell table:number-columns-repeated="3"/>
          <table:table-cell office:value-type="float" office:value="5.538" calcext:value-type="float">
            <text:p>5,538</text:p>
          </table:table-cell>
          <table:table-cell table:style-name="ce2" office:value-type="float" office:value="9.474" calcext:value-type="float">
            <text:p>9,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.975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96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.385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3.38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5.538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5.516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2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 text:c="2"/>960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20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 text:c="2"/>966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228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27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9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 text:c="2"/>973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309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48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 text:c="2"/>982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56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2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128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 text:c="2"/>988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97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65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68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 text:c="2"/>994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.088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83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5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/>1015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.31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3.119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137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/>1034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5.77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5.46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65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cript.sh: línea 19: <text:s/>1050 Abortado <text:s text:c="15"/>(`core' generado) ./mulmapa $VARI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9.47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8.98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123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9:01:37.840374364</dc:date>
    <meta:editing-duration>PT40M37S</meta:editing-duration>
    <meta:editing-cycles>1</meta:editing-cycles>
    <meta:document-statistic meta:table-count="1" meta:cell-count="15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76cm" xlink:href=".." xlink:type="simple" chart:class="chart:scatter" chart:style-name="ch1">
        <chart:title svg:x="7.35cm" svg:y="0.315cm" chart:style-name="ch2">
          <text:p>Serial</text:p>
        </chart:title>
        <chart:legend chart:legend-position="end" svg:x="12.968cm" svg:y="4.189cm" style:legend-expansion="high" chart:style-name="ch3"/>
        <chart:plot-area chart:style-name="ch4" table:cell-range-address="datosexcel.C18:datosexcel.D25" svg:x="0.32cm" svg:y="1.273cm" svg:width="12.328cm" svg:height="7.524cm">
          <chartooo:coordinate-region svg:x="1.232cm" svg:y="1.472cm" svg:width="11.137cm" svg:height="6.6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osexcel.D18:datosexcel.D25" chart:class="chart:scatter">
            <chart:domain table:cell-range-address="datosexcel.C18:datosexcel.C25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osexcel.C18:datosexcel.C25</svg:desc>
                </draw:g>
              </table:table-cell>
              <table:table-cell office:value-type="float" office:value="0.002">
                <text:p>0.002</text:p>
                <draw:g>
                  <svg:desc>datosexcel.D18:datosexcel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385">
                <text:p>3.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75cm" xlink:href=".." xlink:type="simple" chart:class="chart:scatter" chart:style-name="ch1">
        <chart:title svg:x="7.112cm" svg:y="0.315cm" chart:style-name="ch2">
          <text:p>Paralelo</text:p>
        </chart:title>
        <chart:legend chart:legend-position="end" svg:x="12.941cm" svg:y="4.188cm" style:legend-expansion="high" chart:style-name="ch3"/>
        <chart:plot-area chart:style-name="ch4" table:cell-range-address="datosexcel.F18:datosexcel.G25" svg:x="0.32cm" svg:y="1.273cm" svg:width="12.301cm" svg:height="7.523cm">
          <chartooo:coordinate-region svg:x="0.756cm" svg:y="1.473cm" svg:width="11.585cm" svg:height="6.6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osexcel.G18:datosexcel.G25" chart:class="chart:scatter">
            <chart:domain table:cell-range-address="datosexcel.F18:datosexcel.F2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osexcel.F18:datosexcel.F25</svg:desc>
                </draw:g>
              </table:table-cell>
              <table:table-cell office:value-type="float" office:value="0.204">
                <text:p>0.204</text:p>
                <draw:g>
                  <svg:desc>datosexcel.G18:datosexcel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.773">
                <text:p>5.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